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T1" style:family="text">
      <style:text-properties style:font-name="Arial Black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7.999cm" svg:height="3.582cm" svg:x="0cm" svg:y="3.724cm" presentation:class="title" presentation:user-transformed="true">
          <draw:text-box>
            <text:p text:style-name="P1"><text:span text:style-name="T1">Padre Nuestr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2">Padre nuestro del cielo</text:span><text:span text:style-name="T2"><text:line-break/></text:span><text:span text:style-name="T2">Tu nombre santo es</text:span><text:span text:style-name="T2"><text:line-break/></text:span><text:span text:style-name="T2">Que tu reino venga pronto</text:span><text:span text:style-name="T2"><text:line-break/></text:span><text:span text:style-name="T2">Tu voluntad también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2">Aquí como en el cielo</text:span><text:span text:style-name="T2"><text:line-break/></text:span><text:span text:style-name="T2">Que el cielo venga</text:span><text:span text:style-name="T2"><text:line-break/></text:span><text:span text:style-name="T2">Aquí como en el cielo</text:span><text:span text:style-name="T2"><text:line-break/></text:span><text:span text:style-name="T2">Que el cielo venga aquí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2">Tuyo es el reino</text:span><text:span text:style-name="T2"><text:line-break/></text:span><text:span text:style-name="T2">Tuyo es el poder</text:span><text:span text:style-name="T2"><text:line-break/></text:span><text:span text:style-name="T2">Tuya es la gloria</text:span><text:span text:style-name="T2"><text:line-break/></text:span><text:span text:style-name="T2">Por siempre amén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14T18:24:10.157000000</meta:creation-date>
    <dc:date>2023-02-14T18:29:13.855000000</dc:date>
    <meta:editing-duration>PT5M4S</meta:editing-duration>
    <meta:editing-cycles>1</meta:editing-cycles>
    <meta:document-statistic meta:object-count="33"/>
    <meta:generator>Real_Office/6.2.3.2$Windows_x86 LibreOffice_project/b40a93cffb3080b9876e40c60e03703e9bd35612</meta:generator>
  </office:meta>
</office:document-meta>
</file>